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2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1/11/2019</text:p>
          </table:table-cell>
          <table:table-cell table:style-name="taxable_event_note_border_fiat" office:value="10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1.00000000 of 3.00000000 B3</text:p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11/2019</text:p>
          </table:table-cell>
          <table:table-cell table:style-name="taxable_event_note_fiat" office:value="11000.0" office:value-type="float"/>
          <table:table-cell table:style-name="acquired_lot_note_fiat" office:value="3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.00000000 of 3.00000000 B3</text:p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2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30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000.0" office:value-type="float"/>
          <table:table-cell table:style-name="acquired_lot_note_fiat" office:value="14274.66666666666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74.666666666666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1000000 of 3.00000000 B3</text:p>
          </table:table-cell>
          <table:table-cell table:style-name="taxable_event_note_default" office:value-type="string">
            <text:p>1/1: 1.01000000 of 1.0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5:31:00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82000000 of 3.00000000 B3</text:p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9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0374.0" office:value-type="float"/>
          <table:table-cell table:style-name="acquired_lot_note_fiat" office:value="137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367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1: 0.91000000 of 5.00000000 B3</text:p>
          </table:table-cell>
          <table:table-cell table:style-name="taxable_event_note_default" office:value-type="string">
            <text:p>1/1: 0.91000000 of 0.9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22:50.337953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